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30000020BB4016503.png"/>
  <manifest:file-entry manifest:media-type="image/png" manifest:full-path="Pictures/100000000000044F00000180F6CE6856.png"/>
  <manifest:file-entry manifest:media-type="image/png" manifest:full-path="Pictures/10000000000004440000020E1A6D94DA.png"/>
  <manifest:file-entry manifest:media-type="image/png" manifest:full-path="Pictures/10000000000006020000021402CF115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没有填充和线条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4.8cm" svg:height="0.8cm" svg:x="3.5cm" svg:y="3.4cm">
          <text:p text:style-name="P1">德国实时7天平均</text:p>
        </draw:rect>
        <draw:frame draw:style-name="gr2" draw:text-style-name="P1" draw:layer="layout" svg:width="18.999cm" svg:height="6.613cm" svg:x="1.028cm" svg:y="5.623cm">
          <draw:image xlink:href="Pictures/100000000000044F00000180F6CE6856.png" xlink:type="simple" xlink:show="embed" xlink:actuate="onLoad">
            <text:p/>
          </draw:image>
        </draw:frame>
        <draw:frame draw:style-name="gr2" draw:text-style-name="P1" draw:layer="layout" svg:width="18.999cm" svg:height="6.571cm" svg:x="1.028cm" svg:y="11.17cm">
          <draw:image xlink:href="Pictures/10000000000006020000021402CF115A.png" xlink:type="simple" xlink:show="embed" xlink:actuate="onLoad">
            <text:p/>
          </draw:image>
        </draw:frame>
        <draw:frame draw:style-name="gr2" draw:text-style-name="P1" draw:layer="layout" svg:width="18.999cm" svg:height="9.15cm" svg:x="0.601cm" svg:y="18.25cm">
          <draw:image xlink:href="Pictures/10000000000004440000020E1A6D94DA.png" xlink:type="simple" xlink:show="embed" xlink:actuate="onLoad">
            <text:p/>
          </draw:image>
        </draw:frame>
        <draw:frame draw:style-name="gr2" draw:text-style-name="P1" draw:layer="layout" svg:width="18.2cm" svg:height="9.3cm" svg:x="1.1cm" svg:y="28.5cm">
          <draw:image xlink:href="Pictures/10000000000004430000020BB401650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8-30T14:53:05.63</meta:creation-date>
    <dc:date>2021-08-31T11:42:51.74</dc:date>
    <meta:editing-duration>PT20H49M44S</meta:editing-duration>
    <meta:editing-cycles>4</meta:editing-cycles>
    <meta:generator>OpenOffice/4.1.10$Win32 OpenOffice.org_project/4110m2$Build-9807</meta:generator>
    <meta:document-statistic meta:object-count="5"/>
  </office:meta>
</office:document-meta>
</file>